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e4ad" officeooo:paragraph-rsid="0011e4ad"/>
    </style:style>
    <style:style style:name="T1" style:family="text">
      <style:text-properties officeooo:rsid="0013de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lá sou Jaqueline!<text:line-break/><text:span text:style-name="T1">Tudo bem ?<text:line-break/>Como vão todos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03T22:27:18.123000000</dc:date>
    <meta:editing-duration>PT42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1" meta:word-count="9" meta:character-count="45" meta:non-whitespace-character-count="37"/>
  </office:meta>
</office:document-meta>
</file>